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4cm" style:rel-column-width="10770*"/>
    </style:style>
    <style:style style:name="Table2.B" style:family="table-column">
      <style:table-column-properties style:column-width="2.512cm" style:rel-column-width="9682*"/>
    </style:style>
    <style:style style:name="Table2.C" style:family="table-column">
      <style:table-column-properties style:column-width="2.695cm" style:rel-column-width="10389*"/>
    </style:style>
    <style:style style:name="Table2.D" style:family="table-column">
      <style:table-column-properties style:column-width="8.999cm" style:rel-column-width="3469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02cm" style:rel-column-width="12728*"/>
    </style:style>
    <style:style style:name="Table1.B" style:family="table-column">
      <style:table-column-properties style:column-width="3.201cm" style:rel-column-width="12341*"/>
    </style:style>
    <style:style style:name="Table1.C" style:family="table-column">
      <style:table-column-properties style:column-width="2.695cm" style:rel-column-width="10389*"/>
    </style:style>
    <style:style style:name="Table1.D" style:family="table-column">
      <style:table-column-properties style:column-width="7.802cm" style:rel-column-width="300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1dcd6c" officeooo:paragraph-rsid="001dcd6c" style:font-style-asian="normal" style:font-style-complex="normal"/>
    </style:style>
    <style:style style:name="P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1dcd6c" officeooo:paragraph-rsid="001dcd6c" style:font-style-asian="normal" style:font-style-complex="normal"/>
    </style:style>
    <style:style style:name="P3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1dcd6c" officeooo:paragraph-rsid="002cf95d" style:font-style-asian="normal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1dcd6c" officeooo:paragraph-rsid="002cf95d" style:font-style-asian="normal" style:font-style-complex="normal"/>
    </style:style>
    <style:style style:name="P5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2c3d05" officeooo:paragraph-rsid="002c3d05" style:font-style-asian="normal" style:font-style-complex="normal"/>
    </style:style>
    <style:style style:name="P6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2c3d05" officeooo:paragraph-rsid="004305f7" style:font-style-asian="normal" style:font-style-complex="normal"/>
    </style:style>
    <style:style style:name="P7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2c3d05" officeooo:paragraph-rsid="004496d9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2b45da" officeooo:paragraph-rsid="002b45da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fo:font-style="normal" officeooo:rsid="003ba9c8" officeooo:paragraph-rsid="003ba9c8" style:font-style-asian="normal" style:font-style-complex="normal"/>
    </style:style>
    <style:style style:name="P10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rsid="001c37f5" officeooo:paragraph-rsid="00297149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officeooo:rsid="001c37f5" officeooo:paragraph-rsid="00297149"/>
    </style:style>
    <style:style style:name="P1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1c37f5" officeooo:paragraph-rsid="00297149"/>
    </style:style>
    <style:style style:name="P1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1c37f5" officeooo:paragraph-rsid="0021ca94"/>
    </style:style>
    <style:style style:name="P14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1c37f5" officeooo:paragraph-rsid="001c6518"/>
    </style:style>
    <style:style style:name="P15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paragraph-rsid="002cf95d"/>
    </style:style>
    <style:style style:name="P16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paragraph-rsid="002cf95d"/>
    </style:style>
    <style:style style:name="P17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style:font-name="Liberation Mono" fo:font-size="10pt" fo:font-style="normal" officeooo:rsid="002e6bd8" officeooo:paragraph-rsid="002e6bd8" style:font-name-asian="Liberation Mono" style:font-size-asian="10pt" style:font-style-asian="normal" style:font-name-complex="Liberation Mono" style:font-size-complex="10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Liberation Mono" fo:font-size="10pt" fo:font-style="normal" officeooo:rsid="002e6bd8" officeooo:paragraph-rsid="002e6bd8" style:font-name-asian="Liberation Mono" style:font-size-asian="10pt" style:font-style-asian="normal" style:font-name-complex="Liberation Mono" style:font-size-complex="10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Liberation Mono" fo:font-size="10pt" fo:font-style="normal" officeooo:rsid="001dcd6c" officeooo:paragraph-rsid="002e6bd8" style:font-name-asian="Liberation Mono" style:font-size-asian="10pt" style:font-style-asian="normal" style:font-name-complex="Liberation Mono" style:font-size-complex="10pt" style:font-style-complex="normal"/>
    </style:style>
    <style:style style:name="P20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/>
      <style:text-properties style:font-name="Liberation Mono" fo:font-size="10pt" officeooo:rsid="002e6bd8" officeooo:paragraph-rsid="002e6bd8" style:font-name-asian="Liberation Mono" style:font-size-asian="10pt" style:font-name-complex="Liberation Mono" style:font-size-complex="10pt"/>
    </style:style>
    <style:style style:name="P21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</style:style>
    <style:style style:name="P2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</style:style>
    <style:style style:name="P2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2cf95d" officeooo:paragraph-rsid="002cf95d"/>
    </style:style>
    <style:style style:name="P24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rsid="002cf95d" officeooo:paragraph-rsid="002cf95d"/>
    </style:style>
    <style:style style:name="P25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rsid="002cf95d" officeooo:paragraph-rsid="0036f2bf"/>
    </style:style>
    <style:style style:name="P26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2cf95d" officeooo:paragraph-rsid="0036f2bf"/>
    </style:style>
    <style:style style:name="P27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1dcd6c" officeooo:paragraph-rsid="001dcd6c"/>
    </style:style>
    <style:style style:name="P28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rsid="001dcd6c" officeooo:paragraph-rsid="001dcd6c"/>
    </style:style>
    <style:style style:name="P29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rsid="001dcd6c" officeooo:paragraph-rsid="0036f2bf"/>
    </style:style>
    <style:style style:name="P30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paragraph-rsid="0032fafc"/>
    </style:style>
    <style:style style:name="P31" style:family="paragraph" style:parent-style-name="Preformatted_20_Text">
      <loext:graphic-properties draw:fill="none"/>
      <style:paragraph-properties fo:margin-left="0cm" fo:margin-right="0cm" fo:text-indent="0.3cm" style:auto-text-indent="false" fo:background-color="transparent"/>
      <style:text-properties officeooo:rsid="0036f2bf" officeooo:paragraph-rsid="0036f2bf"/>
    </style:style>
    <style:style style:name="P32" style:family="paragraph" style:parent-style-name="Preformatted_20_Text">
      <style:text-properties officeooo:rsid="003ba9c8" officeooo:paragraph-rsid="003ba9c8"/>
    </style:style>
    <style:style style:name="P33" style:family="paragraph" style:parent-style-name="Standard">
      <style:text-properties officeooo:rsid="003ba9c8" officeooo:paragraph-rsid="003ba9c8"/>
    </style:style>
    <style:style style:name="P34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officeooo:paragraph-rsid="00450acf"/>
    </style:style>
    <style:style style:name="T1" style:family="text">
      <style:text-properties officeooo:rsid="001c6518"/>
    </style:style>
    <style:style style:name="T2" style:family="text">
      <style:text-properties officeooo:rsid="001dcd6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cb73"/>
    </style:style>
    <style:style style:name="T5" style:family="text">
      <style:text-properties officeooo:rsid="0021ca94"/>
    </style:style>
    <style:style style:name="T6" style:family="text">
      <style:text-properties officeooo:rsid="00297149"/>
    </style:style>
    <style:style style:name="T7" style:family="text">
      <style:text-properties officeooo:rsid="002c3d05"/>
    </style:style>
    <style:style style:name="T8" style:family="text">
      <style:text-properties officeooo:rsid="002cf95d"/>
    </style:style>
    <style:style style:name="T9" style:family="text">
      <style:text-properties officeooo:rsid="002e6bd8"/>
    </style:style>
    <style:style style:name="T10" style:family="text">
      <style:text-properties officeooo:rsid="002ea68e"/>
    </style:style>
    <style:style style:name="T11" style:family="text">
      <style:text-properties officeooo:rsid="002f7403"/>
    </style:style>
    <style:style style:name="T12" style:family="text">
      <style:text-properties officeooo:rsid="003104b0"/>
    </style:style>
    <style:style style:name="T13" style:family="text">
      <style:text-properties officeooo:rsid="0032fafc"/>
    </style:style>
    <style:style style:name="T14" style:family="text">
      <style:text-properties officeooo:rsid="003530b5"/>
    </style:style>
    <style:style style:name="T15" style:family="text">
      <style:text-properties officeooo:rsid="003573a9"/>
    </style:style>
    <style:style style:name="T16" style:family="text">
      <style:text-properties officeooo:rsid="00362867"/>
    </style:style>
    <style:style style:name="T17" style:family="text">
      <style:text-properties officeooo:rsid="0036f2bf"/>
    </style:style>
    <style:style style:name="T18" style:family="text">
      <style:text-properties officeooo:rsid="0037cd54"/>
    </style:style>
    <style:style style:name="T19" style:family="text">
      <style:text-properties officeooo:rsid="0039ab0e"/>
    </style:style>
    <style:style style:name="T20" style:family="text">
      <style:text-properties officeooo:rsid="003cee9e"/>
    </style:style>
    <style:style style:name="T21" style:family="text">
      <style:text-properties officeooo:rsid="003e42ce"/>
    </style:style>
    <style:style style:name="T22" style:family="text">
      <style:text-properties officeooo:rsid="004305f7"/>
    </style:style>
    <style:style style:name="T23" style:family="text">
      <style:text-properties officeooo:rsid="004496d9"/>
    </style:style>
    <style:style style:name="T24" style:family="text">
      <style:text-properties officeooo:rsid="00450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1">Код должен работать на</text:span><text:span text:style-name="T1"> PHP 7.4. </text:span><text:span text:style-name="T21">Ф</text:span><text:span text:style-name="T1">реймворк </text:span><text:span text:style-name="T21">желательно </text:span><text:span text:style-name="T1">Laravel, </text:span><text:span text:style-name="T20">т. к. на них сейчас </text:span><text:span text:style-name="T21">построено</text:span><text:span text:style-name="T20"> api у нас.</text:span></text:p>
      <text:p text:style-name="P10"/>
      <text:p text:style-name="P12"><text:span text:style-name="T8">1) </text:span><text:span text:style-name="T2">Имеется БД с </text:span><text:span text:style-name="T5">данными по </text:span><text:span text:style-name="T2">машин</text:span><text:span text:style-name="T5">ам </text:span><text:span text:style-name="T6">(данные находятся в файле data.sql)</text:span><text:span text:style-name="T5">.</text:span></text:p>
      <text:p text:style-name="P13"><text:span text:style-name="T1">Требуется реализовать </text:span><text:span text:style-name="T2">запрос </text:span><text:span text:style-name="T1">к api </text:span><text:span text:style-name="T15">который будет в возвращать все записи из таблицы Car.</text:span></text:p>
      <text:p text:style-name="P23">Делать web интерфейс для просмотра данных не нужно, интересует только код в API.</text:p>
      <text:p text:style-name="P13"/>
      <text:p text:style-name="P27">Ответ должен передаваться в формате JSON и иметь формат:</text:p>
      <text:p text:style-name="P21">{</text:p>
      <text:p text:style-name="P21"><text:span text:style-name="T2"><text:s text:c="3"/></text:span>“<text:span text:style-name="T4">data</text:span>”: <text:span text:style-name="T4">[массив объектов (описание отдельных объектов см ниже)]</text:span></text:p>
      <text:p text:style-name="P21"><text:s text:c="3"/>“<text:span text:style-name="T4">meta</text:span>”: <text:span text:style-name="T4">{</text:span></text:p>
      <text:p text:style-name="P21"><text:s text:c="5"/>“<text:span text:style-name="T4">total_count</text:span>”: <text:span text:style-name="T4">число объектов в data</text:span></text:p>
      <text:p text:style-name="P21"><text:s text:c="3"/>}</text:p>
      <text:p text:style-name="P21">}</text:p>
      <text:p text:style-name="P14"/>
      <text:p text:style-name="P27"><text:span text:style-name="T17">Формат запроса</text:span>:</text:p>
      <text:p text:style-name="P28"/>
      <text:p text:style-name="P27">URL: /<text:span text:style-name="T3">api/cars</text:span></text:p>
      <text:p text:style-name="P22">Метод: GET</text:p>
      <text:p text:style-name="P21"/>
      <text:p text:style-name="P2">Поля в ответе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Поле</text:p>
          </table:table-cell>
          <table:table-cell table:style-name="Table2.A1" office:value-type="string">
            <text:p text:style-name="P20">Тип</text:p>
          </table:table-cell>
          <table:table-cell table:style-name="Table2.A1" office:value-type="string">
            <text:p text:style-name="P20">nullable</text:p>
          </table:table-cell>
          <table:table-cell table:style-name="Table2.D1" office:value-type="string">
            <text:p text:style-name="P20">Описание</text:p>
          </table:table-cell>
        </table:table-row>
        <table:table-row>
          <table:table-cell table:style-name="Table2.A2" office:value-type="string">
            <text:p text:style-name="P20">Id</text:p>
          </table:table-cell>
          <table:table-cell table:style-name="Table2.A2" office:value-type="string">
            <text:p text:style-name="P19">int</text:p>
          </table:table-cell>
          <table:table-cell table:style-name="Table2.A2" office:value-type="string">
            <text:p text:style-name="P20">нет</text:p>
          </table:table-cell>
          <table:table-cell table:style-name="Table2.D2" office:value-type="string">
            <text:p text:style-name="P19">идентификатор</text:p>
          </table:table-cell>
        </table:table-row>
        <table:table-row>
          <table:table-cell table:style-name="Table2.A2" office:value-type="string">
            <text:p text:style-name="P19">RegNumber</text:p>
          </table:table-cell>
          <table:table-cell table:style-name="Table2.A2" office:value-type="string">
            <text:p text:style-name="P19">varchar</text:p>
          </table:table-cell>
          <table:table-cell table:style-name="Table2.A2" office:value-type="string">
            <text:p text:style-name="P20">нет</text:p>
          </table:table-cell>
          <table:table-cell table:style-name="Table2.D2" office:value-type="string">
            <text:p text:style-name="P19">гос. номер. </text:p>
          </table:table-cell>
        </table:table-row>
        <table:table-row>
          <table:table-cell table:style-name="Table2.A2" office:value-type="string">
            <text:p text:style-name="P19">Vin</text:p>
          </table:table-cell>
          <table:table-cell table:style-name="Table2.A2" office:value-type="string">
            <text:p text:style-name="P19">varchar</text:p>
          </table:table-cell>
          <table:table-cell table:style-name="Table2.A2" office:value-type="string">
            <text:p text:style-name="P20">нет</text:p>
          </table:table-cell>
          <table:table-cell table:style-name="Table2.D2" office:value-type="string">
            <text:p text:style-name="P20">Vin номер</text:p>
          </table:table-cell>
        </table:table-row>
        <table:table-row>
          <table:table-cell table:style-name="Table2.A2" office:value-type="string">
            <text:p text:style-name="P19">Model</text:p>
          </table:table-cell>
          <table:table-cell table:style-name="Table2.A2" office:value-type="string">
            <text:p text:style-name="P19">varchar</text:p>
          </table:table-cell>
          <table:table-cell table:style-name="Table2.A2" office:value-type="string">
            <text:p text:style-name="P20">да</text:p>
          </table:table-cell>
          <table:table-cell table:style-name="Table2.D2" office:value-type="string">
            <text:p text:style-name="P20">Модель </text:p>
          </table:table-cell>
        </table:table-row>
        <table:table-row>
          <table:table-cell table:style-name="Table2.A2" office:value-type="string">
            <text:p text:style-name="P19">Brand</text:p>
          </table:table-cell>
          <table:table-cell table:style-name="Table2.A2" office:value-type="string">
            <text:p text:style-name="P19">varchar</text:p>
          </table:table-cell>
          <table:table-cell table:style-name="Table2.A2" office:value-type="string">
            <text:p text:style-name="P20">да</text:p>
          </table:table-cell>
          <table:table-cell table:style-name="Table2.D2" office:value-type="string">
            <text:p text:style-name="P20">Брэнд</text:p>
          </table:table-cell>
        </table:table-row>
      </table:table>
      <text:p text:style-name="P1"/>
      <text:p text:style-name="P22">2) Нужно создать запрос на создание ТС. </text:p>
      <text:p text:style-name="P23">Формат запроса:</text:p>
      <text:p text:style-name="P29"/>
      <text:p text:style-name="P29">URL: /<text:span text:style-name="T3">api/cars</text:span></text:p>
      <text:p text:style-name="P26">Метод: POST</text:p>
      <text:p text:style-name="P25"/>
      <text:p text:style-name="P31">Данные передаются в теле запроса в виде JSON <text:span text:style-name="T18">строки</text:span></text:p>
      <text:p text:style-name="P15">{</text:p>
      <text:p text:style-name="P15"><text:span text:style-name="T2"><text:s text:c="3"/></text:span>“<text:span text:style-name="T4">data</text:span>”: <text:span text:style-name="T8">{данные нового объекта}</text:span></text:p>
      <text:p text:style-name="P24">}</text:p>
      <text:p text:style-name="P16"/>
      <text:p text:style-name="P4">Поля <text:span text:style-name="T19">объекта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Поле</text:p>
          </table:table-cell>
          <table:table-cell table:style-name="Table1.A1" office:value-type="string">
            <text:p text:style-name="P20">Тип</text:p>
          </table:table-cell>
          <table:table-cell table:style-name="Table1.A1" office:value-type="string">
            <text:p text:style-name="P20">Nullable</text:p>
          </table:table-cell>
          <table:table-cell table:style-name="Table1.D1" office:value-type="string">
            <text:p text:style-name="P20">Проверка</text:p>
          </table:table-cell>
        </table:table-row>
        <table:table-row>
          <table:table-cell table:style-name="Table1.A2" office:value-type="string">
            <text:p text:style-name="P19">RegNumber</text:p>
          </table:table-cell>
          <table:table-cell table:style-name="Table1.A2" office:value-type="string">
            <text:p text:style-name="P19">varchar</text:p>
          </table:table-cell>
          <table:table-cell table:style-name="Table1.A2" office:value-type="string">
            <text:p text:style-name="P20">нет</text:p>
          </table:table-cell>
          <table:table-cell table:style-name="Table1.D2" office:value-type="string">
            <text:p text:style-name="P18">1) Только латинские буквы и цифры</text:p>
            <text:p text:style-name="P17">2) Длина 6 символов</text:p>
          </table:table-cell>
        </table:table-row>
        <table:table-row>
          <table:table-cell table:style-name="Table1.A2" office:value-type="string">
            <text:p text:style-name="P19">Vin</text:p>
          </table:table-cell>
          <table:table-cell table:style-name="Table1.A2" office:value-type="string">
            <text:p text:style-name="P19">varchar</text:p>
          </table:table-cell>
          <table:table-cell table:style-name="Table1.A2" office:value-type="string">
            <text:p text:style-name="P20">нет</text:p>
          </table:table-cell>
          <table:table-cell table:style-name="Table1.D2" office:value-type="string">
            <text:p text:style-name="P20">1) Только цифры</text:p>
            <text:p text:style-name="P20">2) Длина 17 символов.</text:p>
          </table:table-cell>
        </table:table-row>
        <table:table-row>
          <table:table-cell table:style-name="Table1.A2" office:value-type="string">
            <text:p text:style-name="P19">Model</text:p>
          </table:table-cell>
          <table:table-cell table:style-name="Table1.A2" office:value-type="string">
            <text:p text:style-name="P19">varchar</text:p>
          </table:table-cell>
          <table:table-cell table:style-name="Table1.A2" office:value-type="string">
            <text:p text:style-name="P20">да</text:p>
          </table:table-cell>
          <table:table-cell table:style-name="Table1.D2" office:value-type="string">
            <text:p text:style-name="P20">1) длина не более 200 символов</text:p>
          </table:table-cell>
        </table:table-row>
        <table:table-row>
          <table:table-cell table:style-name="Table1.A2" office:value-type="string">
            <text:p text:style-name="P19">Brand</text:p>
          </table:table-cell>
          <table:table-cell table:style-name="Table1.A2" office:value-type="string">
            <text:p text:style-name="P19">varchar</text:p>
          </table:table-cell>
          <table:table-cell table:style-name="Table1.A2" office:value-type="string">
            <text:p text:style-name="P20">да</text:p>
          </table:table-cell>
          <table:table-cell table:style-name="Table1.D2" office:value-type="string">
            <text:p text:style-name="P20">1) длина не более 200 символов</text:p>
          </table:table-cell>
        </table:table-row>
      </table:table>
      <text:p text:style-name="P3"/>
      <text:p text:style-name="P9">Формат ответа:</text:p>
      <text:p text:style-name="Standard">Ответ должен иметь HTTP статус «201 Created».</text:p>
      <text:p text:style-name="P33">Формат ответа:</text:p>
      <text:p text:style-name="P32">{ </text:p>
      <text:p text:style-name="P32"><text:s text:c="3"/>“data”: { данные созданного объекта как в задаче 1 }</text:p>
      <text:p text:style-name="P32">}</text:p>
      <text:p text:style-name="P1"><text:soft-page-break/></text:p>
      <text:p text:style-name="P8"><text:span text:style-name="T9">3</text:span>) В тесте приложена библиотека Filter. <text:span text:style-name="T7">Библиотека умеет разбирать простой язык который должен использоваться для фильтрации результатов в api. Требуется добавить поддержку операции «</text:span><text:span text:style-name="T23">like</text:span><text:span text:style-name="T7">». Операция должна работать аналогично операции «</text:span><text:span text:style-name="T23">like</text:span><text:span text:style-name="T7">»</text:span> <text:span text:style-name="T7">в SQL. В качестве первого параметра она может принимать только какое либо поле из объекта (соответствует левому аргументу в sql), далее одно или более полей / чисел / строк (соответ</text:span><text:span text:style-name="T14">ст</text:span><text:span text:style-name="T7">вует правому аргументу в sql). </text:span></text:p>
      <text:p text:style-name="P5">Прим: </text:p>
      <text:p text:style-name="P7"><text:s text:c="3"/><text:span text:style-name="T23">like</text:span>(<text:span text:style-name="T23">Model</text:span>, „<text:span text:style-name="T23">12%</text:span>“) </text:p>
      <text:p text:style-name="P6"><text:s text:c="3"/><text:span text:style-name="T23">like</text:span>(Brand, „<text:span text:style-name="T22">Mazda</text:span>“)</text:p>
      <text:p text:style-name="P34"><text:line-break/><text:span text:style-name="T10">Результат должен компилироваться в PHP парсер утилитой syntax-cli </text:span><text:a xlink:type="simple" xlink:href="https://www.npmjs.com/package/syntax-cli#php-plugin" text:style-name="Internet_20_link" text:visited-style-name="Visited_20_Internet_20_Link"><text:span text:style-name="T10">https://www.npmjs.com/package/syntax-cli#php-plugin</text:span></text:a><text:span text:style-name="T10">, </text:span><text:span text:style-name="T11">пример запуска см в файле Grammar.syn. </text:span><text:span text:style-name="T12">Также нужно добавить тест что строка с «</text:span><text:span text:style-name="T24">like</text:span><text:span text:style-name="T12">» верно парсится. </text:span><text:span text:style-name="T16">Примеры тестов есть в</text:span><text:span text:style-name="T12"> tests/FilterTest.php.</text:span></text:p>
      <text:p text:style-name="P30"><text:span text:style-name="T9">Подключать библиотеку к методу «/api/cars/» не обязательно - </text:span><text:span text:style-name="T10">п</text:span><text:span text:style-name="T9">роверяется понимание грамматик </text:span><text:span text:style-name="T13">и умение работать с чужим кодом</text:span><text:span text:style-name="T9">.</text:span></text:p>
      <text:p text:style-name="P22">Примечание: syntax-cli генерирует код без namespace. В полученный Parser.php необходимо добавить «<text:span text:style-name="T11">namespace CP\Filter;» <text:s/>в начало фай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Preformatted_20_Text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1:53:22.067673576</meta:creation-date>
    <dc:date>2023-02-10T17:28:37.064681792</dc:date>
    <meta:editing-duration>PT2H38M16S</meta:editing-duration>
    <meta:editing-cycles>21</meta:editing-cycles>
    <meta:generator>LibreOffice/7.3.7.2$Linux_X86_64 LibreOffice_project/30$Build-2</meta:generator>
    <meta:document-statistic meta:table-count="2" meta:image-count="0" meta:object-count="0" meta:page-count="2" meta:paragraph-count="83" meta:word-count="349" meta:character-count="2286" meta:non-whitespace-character-count="1985"/>
  </office:meta>
</office:document-meta>
</file>